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316d" officeooo:paragraph-rsid="0008316d"/>
    </style:style>
    <style:style style:name="P2" style:family="paragraph" style:parent-style-name="Standard">
      <style:paragraph-properties fo:text-align="start" style:justify-single-word="false"/>
      <style:text-properties officeooo:rsid="0008316d" officeooo:paragraph-rsid="0008316d"/>
    </style:style>
    <style:style style:name="T1" style:family="text">
      <style:text-properties officeooo:rsid="000933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MO SSF</text:p>
      <text:p text:style-name="P1"/>
      <text:p text:style-name="P2">Básicamente este algoritmo, encuentra el recorrido más corto entre la posición inicial del brazo de disco, y las peticiones que se hayan hecho.</text:p>
      <text:p text:style-name="P2"/>
      <text:p text:style-name="P2">Por ejemplo:</text:p>
      <text:p text:style-name="P2"/>
      <text:p text:style-name="P2">Tengo las peticiones: 56,77,33,34,12,90</text:p>
      <text:p text:style-name="P2"/>
      <text:p text:style-name="P2">Y la posición inicial: 65</text:p>
      <text:p text:style-name="P2"/>
      <text:p text:style-name="P2">Lo que hace el programa:</text:p>
      <text:p text:style-name="P2"/>
      <text:p text:style-name="P2">1- Calcula el desplazamiento que habría. Es decir, (65-56), (65-77) … y asi sucesivamente. Todo esto se guarda en un arreglo. Esos calculos son en valor absoluto.</text:p>
      <text:p text:style-name="P2"/>
      <text:p text:style-name="P2">2- Luego, se calcula el valor menor del arreglo que fue generado en la funcion anterior. En este caso sería 9 (65-56). Y la función retorna ese valor.</text:p>
      <text:p text:style-name="P2"/>
      <text:p text:style-name="P2">3- Luego, ese valor de 9 se agrega a una variable que irá cambiando (+=) a medida avance el programa. Este sería el desplazamiento total que fue realizado.</text:p>
      <text:p text:style-name="P2"/>
      <text:p text:style-name="P2">4- <text:s/>La nueva posicion inicial, seria la posicion de ese valor minimo encontrado. En este caso seria la posicion 0. Esta posicion es tomada, y se obtiene la posicion 0 del arreglo original. En este caso sería 56.</text:p>
      <text:p text:style-name="P2"/>
      <text:p text:style-name="P2">5- Ese valor es agregado al arreglo final, en el cual con anterioridad habia sido agregado el valor inicial (65).</text:p>
      <text:p text:style-name="P2"/>
      <text:p text:style-name="P2">6- Se remueve ese 56 de la lista original, ya que fue usado y accesado.</text:p>
      <text:p text:style-name="P2"/>
      <text:p text:style-name="P2">7- Se borran todos los valores de desplazamiento calculados.</text:p>
      <text:p text:style-name="P2"/>
      <text:p text:style-name="P2">8- Se repiten los mismos pasos hasta que la lista original quede vacía.</text:p>
      <text:p text:style-name="P2"/>
      <text:p text:style-name="P2">9 – <text:span text:style-name="T1">El resultado, es la misma lista inicial, solo que ordenada de acuerdo a la posicion mas corta, entre la posicion inicial y el arregl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SV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09:04:48.512821910</meta:creation-date>
    <dc:date>2018-11-23T09:16:17.118181841</dc:date>
    <meta:editing-duration>PT1M18S</meta:editing-duration>
    <meta:editing-cycles>1</meta:editing-cycles>
    <meta:document-statistic meta:table-count="0" meta:image-count="0" meta:object-count="0" meta:page-count="1" meta:paragraph-count="15" meta:word-count="244" meta:character-count="1386" meta:non-whitespace-character-count="1155"/>
    <meta:generator>LibreOffice/6.0.6.2$Linux_X86_64 LibreOffice_project/00m0$Build-2</meta:generator>
  </office:meta>
</office:document-meta>
</file>